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53cm" fo:margin-right="0cm" fo:text-indent="0cm" style:auto-text-indent="false"/>
    </style:style>
    <style:style style:name="P2" style:family="paragraph" style:parent-style-name="Standard">
      <style:paragraph-properties fo:margin-left="0.953cm" fo:margin-right="0cm" fo:text-indent="0cm" style:auto-text-indent="false"/>
      <style:text-properties fo:font-size="14pt" style:font-size-asian="14pt"/>
    </style:style>
    <style:style style:name="P3" style:family="paragraph" style:parent-style-name="Standard">
      <style:paragraph-properties fo:margin-left="0.953cm" fo:margin-right="0cm" fo:text-indent="0cm" style:auto-text-indent="false"/>
      <style:text-properties fo:font-size="14pt" fo:font-style="italic" style:font-size-asian="14pt" style:font-style-asian="italic"/>
    </style:style>
    <style:style style:name="P4" style:family="paragraph" style:parent-style-name="Standard">
      <style:paragraph-properties fo:margin-left="0.953cm" fo:margin-right="0cm" fo:text-indent="0cm" style:auto-text-indent="false"/>
      <style:text-properties fo:font-size="14pt" fo:font-weight="bold" style:font-size-asian="14pt" style:font-weight-asian="bold"/>
    </style:style>
    <style:style style:name="P5" style:family="paragraph" style:parent-style-name="Standard">
      <style:paragraph-properties fo:margin-left="0.953cm" fo:margin-right="0cm" fo:text-indent="0cm" style:auto-text-indent="false"/>
      <style:text-properties style:font-name="Arial" fo:font-size="16pt" fo:font-weight="bold" style:font-size-asian="16pt" style:font-weight-asian="bold" style:font-name-complex="Arial"/>
    </style:style>
    <style:style style:name="P6" style:family="paragraph" style:parent-style-name="Standard">
      <style:paragraph-properties fo:margin-left="0.953cm" fo:margin-right="0cm" fo:text-indent="0cm" style:auto-text-indent="false"/>
      <style:text-properties style:font-name="Arial" fo:font-size="24pt" fo:font-weight="bold" style:font-size-asian="24pt" style:font-weight-asian="bold" style:font-name-complex="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style="italic" fo:font-weight="bold" fo:background-color="#ffff00" style:font-style-asian="italic" style:font-weight-asian="bold"/>
    </style:style>
    <style:style style:name="P9" style:family="paragraph" style:parent-style-name="Standard">
      <style:paragraph-properties fo:text-align="justify" style:justify-single-word="false"/>
      <style:text-properties fo:font-style="italic" fo:font-weight="bold" fo:background-color="#ffff00" style:font-style-asian="italic" style:font-weight-asian="bold" style:font-weight-complex="bold"/>
    </style:style>
    <style:style style:name="T1" style:family="text">
      <style:text-properties style:font-name="Arial" fo:font-size="24pt" fo:font-weight="bold" style:font-size-asian="24pt" style:font-weight-asian="bold" style:font-name-complex="Arial"/>
    </style:style>
    <style:style style:name="T2" style:family="text">
      <style:text-properties style:font-name="Arial" fo:font-size="32pt" fo:font-weight="bold" style:font-size-asian="32pt" style:font-weight-asian="bold" style:font-name-complex="Arial"/>
    </style:style>
    <style:style style:name="T3" style:family="text">
      <style:text-properties fo:font-style="italic" fo:font-weight="bold" fo:background-color="#ffff00" style:font-style-asian="italic" style:font-weight-asian="bold"/>
    </style:style>
    <style:style style:name="T4" style:family="text">
      <style:text-properties fo:font-style="italic" fo:background-color="#ffff00" style:font-style-asian="italic"/>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6">DESAMORCEUR</text:p>
      <text:p text:style-name="P5"/>
      <text:p text:style-name="P1"><text:span text:style-name="T2">M</text:span><text:span text:style-name="T1">ANUEL</text:span></text:p>
      <text:p text:style-name="P2"/>
      <text:p text:style-name="P2"/>
      <text:p text:style-name="P2"/>
      <text:p text:style-name="P3">Logiciel de désamorçage, spécification pour une bombe IEM</text:p>
      <text:p text:style-name="P2"/>
      <text:p text:style-name="P2"/>
      <text:p text:style-name="P4">FR. Département de recherche pour le désamorçage numérique</text:p>
      <text:p text:style-name="P2"/>
      <text:p text:style-name="P2"/>
      <text:p text:style-name="P2">26 Juillet 2019</text:p>
      <text:p text:style-name="P8"/>
      <text:p text:style-name="P8"/>
      <text:p text:style-name="P7"><text:span text:style-name="T3">NOTE A L'UTILISATION:</text:span><text:span text:style-name="T4"> <text:s/>Si vous utilisez ce logiciel c'est que vous êtes déjà une personne très qualifiée et habituée pour le désamorçage sur terrain réel, des bombes de type IEM. Et que vous êtes familiers avec des concepts tels que la physique quantique, la singularité ou encore le pastafarisme.</text:span></text:p>
      <text:p text:style-name="P9">Si ce n'est pas le cas, confiez cette tâche à quelqu'un d'autre d'urgence.</text:p>
      <text:p text:style-name="P9"/>
      <text:p text:style-name="Standard">Voici la liste des commandes à connaître pour pouvoir désactiver n'importe quelle bombe IEM :</text:p>
      <text:p text:style-name="Standard"/>
      <text:p text:style-name="Standard">&gt;<text:tab/><text:tab/><text:tab/>signifie que vous pourrez entrer une commande (SI JAMAIS CE SYMBOLE <text:tab/><text:tab/><text:tab/>N'APPARAIT PAS OU PLUS, TAPEZ LA COMMANDE </text:p>
      <text:p text:style-name="Standard"><text:tab/><text:tab/><text:tab/><text:span text:style-name="T5">php desamorceur.php</text:span> ET UNIQUEMENT CETTE COMMANDE, TOUTE <text:tab/><text:tab/><text:tab/>AUTRE COMMANDE NECESSITE DES DROITS DE CAPITAINE ET <text:tab/><text:tab/><text:tab/>POURRAIT VOUS FAIRE EXPLOSER, OU PIRE, VOUS FAIRE <text:tab/><text:tab/><text:tab/><text:tab/>RENVOYER</text:p>
      <text:p text:style-name="Standard"/>
      <text:p text:style-name="Standard">select &lt;key&gt;<text:tab/><text:tab/>permet de sélectionner une des clés contenue dans la bombe, et de l'interroger <text:tab/><text:tab/><text:tab/>sur le mot de passe afin de la désactiver (exemple <text:span text:style-name="T5">select 3</text:span>)</text:p>
      <text:p text:style-name="Standard"/>
      <text:p text:style-name="Standard">2&gt;<text:tab/><text:tab/><text:tab/>signifie que vous avez sélectionné la clé numéro deux</text:p>
      <text:p text:style-name="Standard"/>
      <text:p text:style-name="Standard">ask &lt;keyword&gt;<text:tab/>si vous avez sélectionné une clé, permet d'interroger cette derniere avec le <text:tab/><text:tab/><text:tab/>mot de passe afin de récupérer une partie de code de la bombe (exemple <text:span text:style-name="T5">ask <text:tab/><text:tab/><text:tab/>patate</text:span>). ATTENTION, CETTE COMMANDE N'AIME PAS LES <text:tab/><text:tab/><text:tab/><text:tab/>MAUVAIS MOTS DE PASSES</text:p>
      <text:p text:style-name="Standard"/>
      <text:p text:style-name="Standard">exit<text:tab/><text:tab/><text:tab/>si vous avez sélectionné une clé, permet de la déselectionner</text:p>
      <text:p text:style-name="Standard"/>
      <text:p text:style-name="Standard"><text:span text:style-name="T6">stopall -p &lt;password&gt;<text:tab/>p</text:span>ermet de désactiver la bombe une bonne fois pour toute avec le mot de passe <text:tab/><text:tab/><text:tab/>obtenu. Attention, ce mot de passe doit être écrit en clair et non en binaire.. <text:tab/><text:tab/><text:tab/>Mais je pense que, qualifiés comme vous l'êtes vous saurez me transformer <text:tab/><text:tab/><text:tab/>ça (ceci dit, je ne sais pas ce qu'il peut se passer si vous vous tromp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2-29T20:52:51.38</meta:creation-date>
    <meta:editing-duration>PT2H56M25S</meta:editing-duration>
    <meta:editing-cycles>4</meta:editing-cycles>
    <meta:generator>OpenOffice/4.1.7$Win32 OpenOffice.org_project/417m1$Build-9800</meta:generator>
    <dc:date>2021-12-30T00:58:14.28</dc:date>
    <meta:document-statistic meta:table-count="0" meta:image-count="0" meta:object-count="0" meta:page-count="1" meta:paragraph-count="15" meta:word-count="290" meta:character-count="1774"/>
  </office:meta>
</office:document-meta>
</file>